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3B000000DC956BB2A9CAA3EEFC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0.312cm, 30.204cm, 29.49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99cm" svg:height="10.387cm" svg:x="4.25cm" svg:y="7.112cm">
          <draw:image xlink:href="Pictures/10000000000013B000000DC956BB2A9CAA3EEFC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2-04T19:46:37.788527878</dc:date>
    <meta:editing-duration>PT37S</meta:editing-duration>
    <meta:editing-cycles>1</meta:editing-cycles>
    <meta:document-statistic meta:object-count="1"/>
    <meta:generator>LibreOffice/7.3.7.2$Linux_X86_64 LibreOffice_project/30$Build-2</meta:generator>
  </office:meta>
</office:document-meta>
</file>